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469e" officeooo:paragraph-rsid="000d469e"/>
    </style:style>
    <style:style style:name="P2" style:family="paragraph" style:parent-style-name="Standard">
      <style:text-properties officeooo:rsid="000d469e" officeooo:paragraph-rsid="000f4634"/>
    </style:style>
    <style:style style:name="P3" style:family="paragraph" style:parent-style-name="Standard">
      <style:text-properties officeooo:rsid="00139ba0" officeooo:paragraph-rsid="00139ba0"/>
    </style:style>
    <style:style style:name="P4" style:family="paragraph" style:parent-style-name="Standard">
      <style:text-properties officeooo:rsid="00139ba0" officeooo:paragraph-rsid="00155997"/>
    </style:style>
    <style:style style:name="P5" style:family="paragraph" style:parent-style-name="Standard">
      <style:text-properties officeooo:rsid="00155997" officeooo:paragraph-rsid="00155997"/>
    </style:style>
    <style:style style:name="P6" style:family="paragraph" style:parent-style-name="Standard">
      <style:text-properties officeooo:rsid="00166f99" officeooo:paragraph-rsid="00166f99"/>
    </style:style>
    <style:style style:name="P7" style:family="paragraph" style:parent-style-name="Standard">
      <style:text-properties officeooo:rsid="00166f99" officeooo:paragraph-rsid="0016ccf2"/>
    </style:style>
    <style:style style:name="P8" style:family="paragraph" style:parent-style-name="Standard">
      <style:text-properties officeooo:rsid="0016ccf2" officeooo:paragraph-rsid="0016ccf2"/>
    </style:style>
    <style:style style:name="P9" style:family="paragraph" style:parent-style-name="Standard">
      <style:text-properties officeooo:rsid="00177367" officeooo:paragraph-rsid="00177367"/>
    </style:style>
    <style:style style:name="P10" style:family="paragraph" style:parent-style-name="Standard">
      <style:text-properties officeooo:rsid="001af794" officeooo:paragraph-rsid="001af794"/>
    </style:style>
    <style:style style:name="P11" style:family="paragraph" style:parent-style-name="Standard">
      <style:text-properties officeooo:rsid="001cae5c" officeooo:paragraph-rsid="001cae5c"/>
    </style:style>
    <style:style style:name="P12" style:family="paragraph" style:parent-style-name="Standard">
      <style:text-properties officeooo:rsid="001e1023" officeooo:paragraph-rsid="001e1023"/>
    </style:style>
    <style:style style:name="P13" style:family="paragraph" style:parent-style-name="Standard">
      <style:text-properties officeooo:rsid="001e9592" officeooo:paragraph-rsid="001e9592"/>
    </style:style>
    <style:style style:name="P14" style:family="paragraph" style:parent-style-name="Standard">
      <style:text-properties officeooo:paragraph-rsid="001e9592"/>
    </style:style>
    <style:style style:name="P15" style:family="paragraph" style:parent-style-name="Standard">
      <style:text-properties officeooo:rsid="0023a906" officeooo:paragraph-rsid="0023a906"/>
    </style:style>
    <style:style style:name="P16" style:family="paragraph" style:parent-style-name="Standard">
      <style:text-properties officeooo:rsid="002457c3" officeooo:paragraph-rsid="002457c3"/>
    </style:style>
    <style:style style:name="P17" style:family="paragraph" style:parent-style-name="Standard">
      <style:text-properties officeooo:rsid="002693c8" officeooo:paragraph-rsid="002693c8"/>
    </style:style>
    <style:style style:name="P18" style:family="paragraph" style:parent-style-name="Standard">
      <style:text-properties officeooo:rsid="002693c8" officeooo:paragraph-rsid="00275d41"/>
    </style:style>
    <style:style style:name="P19" style:family="paragraph" style:parent-style-name="Standard">
      <style:text-properties officeooo:paragraph-rsid="002693c8"/>
    </style:style>
    <style:style style:name="P20" style:family="paragraph" style:parent-style-name="Standard">
      <style:text-properties officeooo:rsid="00275d41" officeooo:paragraph-rsid="00275d41"/>
    </style:style>
    <style:style style:name="P21" style:family="paragraph" style:parent-style-name="Standard">
      <style:text-properties officeooo:rsid="002905e2" officeooo:paragraph-rsid="002905e2"/>
    </style:style>
    <style:style style:name="P22" style:family="paragraph" style:parent-style-name="Standard">
      <style:text-properties officeooo:paragraph-rsid="002905e2"/>
    </style:style>
    <style:style style:name="P23" style:family="paragraph" style:parent-style-name="Standard">
      <style:text-properties officeooo:rsid="002bcc3b" officeooo:paragraph-rsid="002f8378"/>
    </style:style>
    <style:style style:name="P24" style:family="paragraph" style:parent-style-name="Standard">
      <style:text-properties officeooo:rsid="002f8378" officeooo:paragraph-rsid="002f8378"/>
    </style:style>
    <style:style style:name="P25" style:family="paragraph" style:parent-style-name="Standard">
      <style:text-properties officeooo:rsid="002dd605" officeooo:paragraph-rsid="002f8378"/>
    </style:style>
    <style:style style:name="P26" style:family="paragraph" style:parent-style-name="Standard">
      <style:text-properties officeooo:rsid="0031a978" officeooo:paragraph-rsid="002f8378"/>
    </style:style>
    <style:style style:name="P27" style:family="paragraph" style:parent-style-name="Standard">
      <style:text-properties officeooo:rsid="005e4c74" officeooo:paragraph-rsid="0036179c"/>
    </style:style>
    <style:style style:name="P28" style:family="paragraph" style:parent-style-name="Standard">
      <style:text-properties officeooo:rsid="000e91d3" officeooo:paragraph-rsid="0036179c"/>
    </style:style>
    <style:style style:name="P29" style:family="paragraph" style:parent-style-name="Standard">
      <style:text-properties officeooo:rsid="00145aa6" officeooo:paragraph-rsid="0036179c"/>
    </style:style>
    <style:style style:name="P30" style:family="paragraph" style:parent-style-name="Standard">
      <style:text-properties officeooo:rsid="0017f516" officeooo:paragraph-rsid="0036179c"/>
    </style:style>
    <style:style style:name="P31" style:family="paragraph" style:parent-style-name="Standard">
      <style:text-properties officeooo:rsid="0023cfb4" officeooo:paragraph-rsid="0036179c"/>
    </style:style>
    <style:style style:name="P32" style:family="paragraph" style:parent-style-name="Standard">
      <style:text-properties officeooo:rsid="001855a2" officeooo:paragraph-rsid="0036179c"/>
    </style:style>
    <style:style style:name="P33" style:family="paragraph" style:parent-style-name="Standard">
      <style:text-properties officeooo:rsid="0026afa7" officeooo:paragraph-rsid="0036179c"/>
    </style:style>
    <style:style style:name="P34" style:family="paragraph" style:parent-style-name="Standard">
      <style:text-properties officeooo:rsid="00310d92" officeooo:paragraph-rsid="0036179c"/>
    </style:style>
    <style:style style:name="P35" style:family="paragraph" style:parent-style-name="Standard">
      <style:text-properties officeooo:rsid="0032f6e5" officeooo:paragraph-rsid="0036179c"/>
    </style:style>
    <style:style style:name="P36" style:family="paragraph" style:parent-style-name="Standard">
      <style:text-properties officeooo:rsid="0033460c" officeooo:paragraph-rsid="0036179c"/>
    </style:style>
    <style:style style:name="P37" style:family="paragraph" style:parent-style-name="Standard">
      <style:text-properties officeooo:rsid="0033f089" officeooo:paragraph-rsid="0036179c"/>
    </style:style>
    <style:style style:name="P38" style:family="paragraph" style:parent-style-name="Standard">
      <style:text-properties officeooo:rsid="003bc3de" officeooo:paragraph-rsid="0036179c"/>
    </style:style>
    <style:style style:name="P39" style:family="paragraph" style:parent-style-name="Standard">
      <style:text-properties officeooo:rsid="003d3736" officeooo:paragraph-rsid="0036179c"/>
    </style:style>
    <style:style style:name="P40" style:family="paragraph" style:parent-style-name="Standard">
      <style:text-properties officeooo:rsid="005215f1" officeooo:paragraph-rsid="0036179c"/>
    </style:style>
    <style:style style:name="P41" style:family="paragraph" style:parent-style-name="Standard">
      <style:text-properties officeooo:rsid="005527ac" officeooo:paragraph-rsid="0036179c"/>
    </style:style>
    <style:style style:name="P42" style:family="paragraph" style:parent-style-name="Standard">
      <style:text-properties officeooo:rsid="005527ac" officeooo:paragraph-rsid="008761cb"/>
    </style:style>
    <style:style style:name="P43" style:family="paragraph" style:parent-style-name="Standard">
      <style:text-properties officeooo:rsid="005527ac" officeooo:paragraph-rsid="008ac651"/>
    </style:style>
    <style:style style:name="P44" style:family="paragraph" style:parent-style-name="Standard">
      <style:text-properties officeooo:rsid="005527ac" officeooo:paragraph-rsid="008c72e8"/>
    </style:style>
    <style:style style:name="P45" style:family="paragraph" style:parent-style-name="Standard">
      <style:text-properties officeooo:rsid="005527ac" officeooo:paragraph-rsid="008ef9f0"/>
    </style:style>
    <style:style style:name="P46" style:family="paragraph" style:parent-style-name="Standard">
      <style:text-properties style:font-name="sans-serif" fo:font-size="13.5pt" officeooo:paragraph-rsid="0036179c"/>
    </style:style>
    <style:style style:name="P47" style:family="paragraph" style:parent-style-name="Standard">
      <style:text-properties officeooo:paragraph-rsid="0036179c"/>
    </style:style>
    <style:style style:name="P48" style:family="paragraph" style:parent-style-name="Standard">
      <style:text-properties fo:font-size="13pt" style:text-underline-style="none" fo:font-weight="bold" officeooo:rsid="000b9a83" officeooo:paragraph-rsid="000b9a83" style:font-size-asian="13pt" style:font-weight-asian="bold" style:font-size-complex="13pt" style:font-weight-complex="bold"/>
    </style:style>
    <style:style style:name="P49" style:family="paragraph" style:parent-style-name="Standard">
      <style:text-properties fo:font-size="13pt" fo:font-weight="bold" officeooo:rsid="0013367d" officeooo:paragraph-rsid="0013367d" style:font-size-asian="13pt" style:font-weight-asian="bold" style:font-size-complex="13pt" style:font-weight-complex="bold"/>
    </style:style>
    <style:style style:name="P50" style:family="paragraph" style:parent-style-name="Standard">
      <style:text-properties fo:font-size="13pt" fo:font-weight="bold" officeooo:rsid="00228232" officeooo:paragraph-rsid="00228232" style:font-size-asian="13pt" style:font-weight-asian="bold" style:font-size-complex="13pt" style:font-weight-complex="bold"/>
    </style:style>
    <style:style style:name="P51" style:family="paragraph" style:parent-style-name="Standard">
      <style:text-properties fo:font-size="13pt" fo:font-weight="bold" officeooo:rsid="002457c3" officeooo:paragraph-rsid="002457c3" style:font-size-asian="13pt" style:font-weight-asian="bold" style:font-size-complex="13pt" style:font-weight-complex="bold"/>
    </style:style>
    <style:style style:name="P52" style:family="paragraph" style:parent-style-name="Standard">
      <style:text-properties fo:font-size="13pt" fo:font-weight="bold" officeooo:rsid="002905e2" officeooo:paragraph-rsid="002905e2" style:font-size-asian="13pt" style:font-weight-asian="bold" style:font-size-complex="13pt" style:font-weight-complex="bold"/>
    </style:style>
    <style:style style:name="P53" style:family="paragraph" style:parent-style-name="Standard">
      <style:text-properties fo:font-size="13pt" fo:font-weight="bold" officeooo:rsid="000eaffe" officeooo:paragraph-rsid="0036179c" style:font-size-asian="13pt" style:font-weight-asian="bold" style:font-size-complex="13pt" style:font-weight-complex="bold"/>
    </style:style>
    <style:style style:name="P54" style:family="paragraph" style:parent-style-name="Standard">
      <style:text-properties fo:font-size="13pt" fo:font-weight="bold" officeooo:rsid="00323cbc" officeooo:paragraph-rsid="0036179c" style:font-size-asian="13pt" style:font-weight-asian="bold" style:font-size-complex="13pt" style:font-weight-complex="bold"/>
    </style:style>
    <style:style style:name="P55" style:family="paragraph" style:parent-style-name="Standard">
      <style:text-properties fo:font-size="13pt" fo:font-weight="bold" officeooo:rsid="00310d92" officeooo:paragraph-rsid="0036179c" style:font-size-asian="13pt" style:font-weight-asian="bold" style:font-size-complex="13pt" style:font-weight-complex="bold"/>
    </style:style>
    <style:style style:name="P56" style:family="paragraph" style:parent-style-name="Standard">
      <style:text-properties fo:font-size="12pt" fo:font-weight="normal" officeooo:rsid="003f7915" officeooo:paragraph-rsid="003f7915" style:font-size-asian="10.5pt" style:font-weight-asian="normal" style:font-size-complex="12pt" style:font-weight-complex="normal"/>
    </style:style>
    <style:style style:name="P57" style:family="paragraph" style:parent-style-name="Standard">
      <style:text-properties fo:font-size="12pt" fo:font-weight="normal" officeooo:rsid="00405fa9" officeooo:paragraph-rsid="00405fa9" style:font-size-asian="10.5pt" style:font-weight-asian="normal" style:font-size-complex="12pt" style:font-weight-complex="normal"/>
    </style:style>
    <style:style style:name="P58" style:family="paragraph" style:parent-style-name="Standard">
      <style:text-properties fo:font-size="12pt" fo:font-weight="normal" officeooo:rsid="00412328" officeooo:paragraph-rsid="00412328" style:font-size-asian="10.5pt" style:font-weight-asian="normal" style:font-size-complex="12pt" style:font-weight-complex="normal"/>
    </style:style>
    <style:style style:name="P59" style:family="paragraph" style:parent-style-name="Standard">
      <style:text-properties fo:font-size="12pt" fo:font-weight="normal" officeooo:rsid="00412328" officeooo:paragraph-rsid="00979862" style:font-size-asian="10.5pt" style:font-weight-asian="normal" style:font-size-complex="12pt" style:font-weight-complex="normal"/>
    </style:style>
    <style:style style:name="P60" style:family="paragraph" style:parent-style-name="Standard">
      <style:text-properties fo:font-size="12pt" fo:font-weight="normal" officeooo:rsid="0079f47a" officeooo:paragraph-rsid="0079f47a" style:font-size-asian="10.5pt" style:font-weight-asian="normal" style:font-size-complex="12pt" style:font-weight-complex="normal"/>
    </style:style>
    <style:style style:name="P61" style:family="paragraph" style:parent-style-name="Standard">
      <style:text-properties officeooo:rsid="00424ff4" officeooo:paragraph-rsid="00424ff4"/>
    </style:style>
    <style:style style:name="P62" style:family="paragraph" style:parent-style-name="Standard">
      <style:text-properties officeooo:rsid="0043ee60" officeooo:paragraph-rsid="0043ee60"/>
    </style:style>
    <style:style style:name="P63" style:family="paragraph" style:parent-style-name="Standard">
      <style:text-properties officeooo:rsid="00493542" officeooo:paragraph-rsid="00493542"/>
    </style:style>
    <style:style style:name="P64" style:family="paragraph" style:parent-style-name="Standard">
      <style:text-properties officeooo:rsid="00493542" officeooo:paragraph-rsid="004f0c67"/>
    </style:style>
    <style:style style:name="P65" style:family="paragraph" style:parent-style-name="Standard">
      <style:text-properties officeooo:rsid="004f0c67" officeooo:paragraph-rsid="004f0c67"/>
    </style:style>
    <style:style style:name="P66" style:family="paragraph" style:parent-style-name="Standard">
      <style:text-properties officeooo:rsid="004f0c67" officeooo:paragraph-rsid="00507273"/>
    </style:style>
    <style:style style:name="P67" style:family="paragraph" style:parent-style-name="Standard">
      <style:text-properties officeooo:rsid="005222f5" officeooo:paragraph-rsid="005222f5"/>
    </style:style>
    <style:style style:name="P68" style:family="paragraph" style:parent-style-name="Standard">
      <style:text-properties officeooo:rsid="00533bb3" officeooo:paragraph-rsid="00533bb3"/>
    </style:style>
    <style:style style:name="P69" style:family="paragraph" style:parent-style-name="Standard">
      <style:text-properties officeooo:rsid="00533bb3" officeooo:paragraph-rsid="0055dbd4"/>
    </style:style>
    <style:style style:name="P70" style:family="paragraph" style:parent-style-name="Standard">
      <style:text-properties officeooo:rsid="0055dbd4" officeooo:paragraph-rsid="0055dbd4"/>
    </style:style>
    <style:style style:name="P71" style:family="paragraph" style:parent-style-name="Standard">
      <style:text-properties officeooo:rsid="005b8d04" officeooo:paragraph-rsid="005f1f66"/>
    </style:style>
    <style:style style:name="P72" style:family="paragraph" style:parent-style-name="Standard">
      <style:text-properties officeooo:rsid="005bbb15" officeooo:paragraph-rsid="00646e09"/>
    </style:style>
    <style:style style:name="P73" style:family="paragraph" style:parent-style-name="Standard">
      <style:text-properties officeooo:rsid="005bbb15" officeooo:paragraph-rsid="00533bb3"/>
    </style:style>
    <style:style style:name="P74" style:family="paragraph" style:parent-style-name="Standard">
      <style:text-properties officeooo:rsid="005bbb15" officeooo:paragraph-rsid="009b596d"/>
    </style:style>
    <style:style style:name="P75" style:family="paragraph" style:parent-style-name="Standard">
      <style:text-properties officeooo:rsid="00601455" officeooo:paragraph-rsid="00601455"/>
    </style:style>
    <style:style style:name="P76" style:family="paragraph" style:parent-style-name="Standard">
      <style:text-properties fo:font-style="italic" officeooo:rsid="006acf91" officeooo:paragraph-rsid="006acf91" style:font-style-asian="italic" style:font-style-complex="italic"/>
    </style:style>
    <style:style style:name="P77" style:family="paragraph" style:parent-style-name="Standard">
      <style:text-properties officeooo:rsid="0010425d" officeooo:paragraph-rsid="0036179c"/>
    </style:style>
    <style:style style:name="P78" style:family="paragraph" style:parent-style-name="Standard">
      <style:text-properties style:font-name="Liberation Serif" fo:font-size="12pt" officeooo:paragraph-rsid="0036179c" style:font-size-asian="12pt" style:font-size-complex="12pt"/>
    </style:style>
    <style:style style:name="P79" style:family="paragraph" style:parent-style-name="Standard">
      <style:text-properties officeooo:rsid="005a02fe" officeooo:paragraph-rsid="0086e83f"/>
    </style:style>
    <style:style style:name="P80" style:family="paragraph" style:parent-style-name="Standard">
      <style:text-properties officeooo:rsid="005a02fe" officeooo:paragraph-rsid="009d3c7e"/>
    </style:style>
    <style:style style:name="P81" style:family="paragraph" style:parent-style-name="Standard">
      <style:text-properties officeooo:rsid="0086e83f" officeooo:paragraph-rsid="0086e83f"/>
    </style:style>
    <style:style style:name="P82" style:family="paragraph" style:parent-style-name="Standard">
      <style:text-properties officeooo:rsid="008c72e8" officeooo:paragraph-rsid="008c72e8"/>
    </style:style>
    <style:style style:name="P83" style:family="paragraph" style:parent-style-name="Standard">
      <style:text-properties officeooo:rsid="00567444" officeooo:paragraph-rsid="009b596d"/>
    </style:style>
    <style:style style:name="P84" style:family="paragraph" style:parent-style-name="Standard">
      <style:text-properties officeooo:rsid="005e44f8" officeooo:paragraph-rsid="008ef9f0"/>
    </style:style>
    <style:style style:name="P85" style:family="paragraph" style:parent-style-name="Standard">
      <style:text-properties officeooo:rsid="000b9a83" officeooo:paragraph-rsid="000b9a83"/>
    </style:style>
    <style:style style:name="P86" style:family="paragraph" style:parent-style-name="Standard">
      <style:text-properties style:text-underline-style="none" fo:font-weight="bold" officeooo:rsid="000b9a83" officeooo:paragraph-rsid="000b9a83" style:font-weight-asian="bold" style:font-weight-complex="bold"/>
    </style:style>
    <style:style style:name="P87" style:family="paragraph" style:parent-style-name="Standard">
      <style:text-properties officeooo:rsid="008c72e8" officeooo:paragraph-rsid="008c72e8"/>
    </style:style>
    <style:style style:name="P88" style:family="paragraph" style:parent-style-name="Standard">
      <style:text-properties officeooo:rsid="00a61e80" officeooo:paragraph-rsid="00a61e80"/>
    </style:style>
    <style:style style:name="T1" style:family="text">
      <style:text-properties officeooo:rsid="000f4634"/>
    </style:style>
    <style:style style:name="T2" style:family="text">
      <style:text-properties officeooo:rsid="0013367d"/>
    </style:style>
    <style:style style:name="T3" style:family="text">
      <style:text-properties officeooo:rsid="00155997"/>
    </style:style>
    <style:style style:name="T4" style:family="text">
      <style:text-properties officeooo:rsid="00161357"/>
    </style:style>
    <style:style style:name="T5" style:family="text">
      <style:text-properties officeooo:rsid="0016ccf2"/>
    </style:style>
    <style:style style:name="T6" style:family="text">
      <style:text-properties officeooo:rsid="001af794"/>
    </style:style>
    <style:style style:name="T7" style:family="text">
      <style:text-properties officeooo:rsid="001bb13c"/>
    </style:style>
    <style:style style:name="T8" style:family="text">
      <style:text-properties officeooo:rsid="001e1023"/>
    </style:style>
    <style:style style:name="T9" style:family="text">
      <style:text-properties officeooo:rsid="001e5dad"/>
    </style:style>
    <style:style style:name="T10" style:family="text">
      <style:text-properties officeooo:rsid="001e9592"/>
    </style:style>
    <style:style style:name="T11" style:family="text">
      <style:text-properties officeooo:rsid="001fbb14"/>
    </style:style>
    <style:style style:name="T12" style:family="text">
      <style:text-properties officeooo:rsid="002693c8"/>
    </style:style>
    <style:style style:name="T13" style:family="text">
      <style:text-properties officeooo:rsid="00275d41"/>
    </style:style>
    <style:style style:name="T14" style:family="text">
      <style:text-properties officeooo:rsid="002905e2"/>
    </style:style>
    <style:style style:name="T15" style:family="text">
      <style:text-properties officeooo:rsid="002bcc3b"/>
    </style:style>
    <style:style style:name="T16" style:family="text">
      <style:text-properties officeooo:rsid="002dd605"/>
    </style:style>
    <style:style style:name="T17" style:family="text">
      <style:text-properties officeooo:rsid="0030b827"/>
    </style:style>
    <style:style style:name="T18" style:family="text">
      <style:text-properties officeooo:rsid="00101389"/>
    </style:style>
    <style:style style:name="T19" style:family="text">
      <style:text-properties officeooo:rsid="0010425d"/>
    </style:style>
    <style:style style:name="T20" style:family="text">
      <style:text-properties officeooo:rsid="00108345"/>
    </style:style>
    <style:style style:name="T21" style:family="text">
      <style:text-properties officeooo:rsid="00156b88"/>
    </style:style>
    <style:style style:name="T22" style:family="text">
      <style:text-properties officeooo:rsid="001855a2"/>
    </style:style>
    <style:style style:name="T23" style:family="text">
      <style:text-properties officeooo:rsid="0033460c"/>
    </style:style>
    <style:style style:name="T24" style:family="text">
      <style:text-properties officeooo:rsid="0037ee61"/>
    </style:style>
    <style:style style:name="T25" style:family="text">
      <style:text-properties officeooo:rsid="003bc3de"/>
    </style:style>
    <style:style style:name="T26" style:family="text">
      <style:text-properties officeooo:rsid="003d3736"/>
    </style:style>
    <style:style style:name="T27" style:family="text">
      <style:text-properties officeooo:rsid="003e3a2f"/>
    </style:style>
    <style:style style:name="T28" style:family="text">
      <style:text-properties officeooo:rsid="005215f1"/>
    </style:style>
    <style:style style:name="T29" style:family="text">
      <style:text-properties officeooo:rsid="0055f02b"/>
    </style:style>
    <style:style style:name="T30" style:family="text">
      <style:text-properties officeooo:rsid="005ae38b"/>
    </style:style>
    <style:style style:name="T31" style:family="text">
      <style:text-properties officeooo:rsid="005e44f8"/>
    </style:style>
    <style:style style:name="T3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33" style:family="text">
      <style:text-properties fo:font-size="16pt" style:text-underline-style="solid" style:text-underline-width="auto" style:text-underline-color="font-color" fo:font-weight="bold" officeooo:rsid="00a18f35" style:font-size-asian="16pt" style:font-weight-asian="bold" style:font-size-complex="16pt" style:font-weight-complex="bold"/>
    </style:style>
    <style:style style:name="T34" style:family="text">
      <style:text-properties fo:font-size="16pt" style:font-size-asian="16pt" style:font-size-complex="16pt"/>
    </style:style>
    <style:style style:name="T35" style:family="text">
      <style:text-properties fo:font-size="16pt" officeooo:rsid="00a0d9be" style:font-size-asian="16pt" style:font-size-complex="16pt"/>
    </style:style>
    <style:style style:name="T36" style:family="text">
      <style:text-properties fo:font-size="13pt" fo:font-weight="bold" style:font-size-asian="13pt" style:font-weight-asian="bold" style:font-size-complex="13pt" style:font-weight-complex="bold"/>
    </style:style>
    <style:style style:name="T37" style:family="text">
      <style:text-properties fo:font-size="13pt" fo:font-weight="bold" officeooo:rsid="000eaffe" style:font-size-asian="13pt" style:font-weight-asian="bold" style:font-size-complex="13pt" style:font-weight-complex="bold"/>
    </style:style>
    <style:style style:name="T38" style:family="text">
      <style:text-properties fo:font-style="italic" officeooo:rsid="0037ee61" style:font-style-asian="italic" style:font-style-complex="italic"/>
    </style:style>
    <style:style style:name="T39" style:family="text">
      <style:text-properties fo:font-style="italic" officeooo:rsid="003e3a2f" style:font-style-asian="italic" style:font-style-complex="italic"/>
    </style:style>
    <style:style style:name="T40" style:family="text">
      <style:text-properties fo:font-style="italic" officeooo:rsid="009d3c7e" style:font-style-asian="italic" style:font-style-complex="italic"/>
    </style:style>
    <style:style style:name="T41" style:family="text">
      <style:text-properties fo:font-style="italic" style:text-underline-style="none" officeooo:rsid="005ae38b" style:font-style-asian="italic" style:font-style-complex="italic"/>
    </style:style>
    <style:style style:name="T42" style:family="text">
      <style:text-properties fo:font-style="italic" style:text-underline-style="none" officeooo:rsid="009d3c7e" style:font-style-asian="italic" style:font-style-complex="italic"/>
    </style:style>
    <style:style style:name="T43" style:family="text">
      <style:text-properties officeooo:rsid="00375c12"/>
    </style:style>
    <style:style style:name="T44" style:family="text">
      <style:text-properties officeooo:rsid="0037bd27"/>
    </style:style>
    <style:style style:name="T45" style:family="text">
      <style:text-properties officeooo:rsid="0038d219"/>
    </style:style>
    <style:style style:name="T46" style:family="text">
      <style:text-properties officeooo:rsid="003909ec"/>
    </style:style>
    <style:style style:name="T47" style:family="text">
      <style:text-properties officeooo:rsid="0039f26d"/>
    </style:style>
    <style:style style:name="T48" style:family="text">
      <style:text-properties officeooo:rsid="003b7e9c"/>
    </style:style>
    <style:style style:name="T49" style:family="text">
      <style:text-properties officeooo:rsid="003c69f6"/>
    </style:style>
    <style:style style:name="T50" style:family="text">
      <style:text-properties officeooo:rsid="00405fa9"/>
    </style:style>
    <style:style style:name="T51" style:family="text">
      <style:text-properties officeooo:rsid="00412328"/>
    </style:style>
    <style:style style:name="T52" style:family="text">
      <style:text-properties officeooo:rsid="00440344"/>
    </style:style>
    <style:style style:name="T53" style:family="text">
      <style:text-properties officeooo:rsid="004d5016"/>
    </style:style>
    <style:style style:name="T54" style:family="text">
      <style:text-properties officeooo:rsid="004f0c67"/>
    </style:style>
    <style:style style:name="T55" style:family="text">
      <style:text-properties officeooo:rsid="00507273"/>
    </style:style>
    <style:style style:name="T56" style:family="text">
      <style:text-properties officeooo:rsid="00533bb3"/>
    </style:style>
    <style:style style:name="T57" style:family="text">
      <style:text-properties officeooo:rsid="0055dbd4"/>
    </style:style>
    <style:style style:name="T58" style:family="text">
      <style:text-properties officeooo:rsid="00567444"/>
    </style:style>
    <style:style style:name="T59" style:family="text">
      <style:text-properties officeooo:rsid="005c7e16"/>
    </style:style>
    <style:style style:name="T60" style:family="text">
      <style:text-properties fo:font-style="normal" style:font-style-asian="normal" style:font-style-complex="normal"/>
    </style:style>
    <style:style style:name="T61" style:family="text">
      <style:text-properties fo:font-style="normal" officeooo:rsid="006bb9a7" style:font-style-asian="normal" style:font-style-complex="normal"/>
    </style:style>
    <style:style style:name="T62" style:family="text">
      <style:text-properties fo:font-style="normal" officeooo:rsid="006f9f68" style:font-style-asian="normal" style:font-style-complex="normal"/>
    </style:style>
    <style:style style:name="T63" style:family="text">
      <style:text-properties fo:font-style="normal" style:text-underline-style="solid" style:text-underline-width="auto" style:text-underline-color="font-color" style:font-style-asian="normal" style:font-style-complex="normal"/>
    </style:style>
    <style:style style:name="T64" style:family="text">
      <style:text-properties fo:font-style="normal" style:text-underline-style="solid" style:text-underline-width="auto" style:text-underline-color="font-color" officeooo:rsid="001855a2" style:font-style-asian="normal" style:font-style-complex="normal"/>
    </style:style>
    <style:style style:name="T65" style:family="text">
      <style:text-properties fo:font-style="normal" style:text-underline-style="none" officeooo:rsid="005ae38b" style:font-style-asian="normal" style:font-style-complex="normal"/>
    </style:style>
    <style:style style:name="T66" style:family="text">
      <style:text-properties officeooo:rsid="007b7620"/>
    </style:style>
    <style:style style:name="T67" style:family="text">
      <style:text-properties style:font-name="Liberation Serif" fo:font-size="12pt" style:font-size-asian="12pt" style:font-size-complex="12pt"/>
    </style:style>
    <style:style style:name="T68" style:family="text">
      <style:text-properties style:font-name="Liberation Serif" fo:font-size="12pt" officeooo:rsid="0055f02b" style:font-size-asian="12pt" style:font-size-complex="12pt"/>
    </style:style>
    <style:style style:name="T69" style:family="text">
      <style:text-properties officeooo:rsid="005527ac"/>
    </style:style>
    <style:style style:name="T70" style:family="text">
      <style:text-properties officeooo:rsid="0086e83f"/>
    </style:style>
    <style:style style:name="T71" style:family="text">
      <style:text-properties officeooo:rsid="00893c55"/>
    </style:style>
    <style:style style:name="T72" style:family="text">
      <style:text-properties officeooo:rsid="008c72e8"/>
    </style:style>
    <style:style style:name="T73"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tab/><text:tab/><text:tab/><text:tab/><text:span text:style-name="T33">IP Networks L</text:span><text:span text:style-name="T32">ab Work 1 Report </text:span></text:p>
      <text:p text:style-name="P86"><text:span text:style-name="T34"><text:tab/><text:tab/><text:tab/><text:tab/> <text:s text:c="7"/></text:span><text:span text:style-name="T35">Khaliq Aghakarimov</text:span></text:p>
      <text:p text:style-name="P48">1. Your workstation</text:p>
      <text:p text:style-name="P2">3. <text:span text:style-name="T1">hostname=user-Veriton-X2640G. The same as in your terminal &lt;username@hostname&gt;</text:span></text:p>
      <text:p text:style-name="P1">4. <text:span text:style-name="T2">No domain: null</text:span></text:p>
      <text:p text:style-name="P1"/>
      <text:p text:style-name="P49">2. Addresses of your workstation</text:p>
      <text:p text:style-name="P3">1. MAC address (or ethernet number): f4:4d:30:9e:2e:f1</text:p>
      <text:p text:style-name="P3">2. IP address (or inet address): 192.168.34.52</text:p>
      <text:p text:style-name="P3"><text:tab/>Mask: 255.255.252.0, so 22 bits for the subnet mask</text:p>
      <text:p text:style-name="P4">3. <text:span text:style-name="T3">in CIDR notation: </text:span>192.168.34.52/<text:span text:style-name="T3">22</text:span></text:p>
      <text:p text:style-name="P5">4.</text:p>
      <text:p text:style-name="P5"><text:s text:c="4"/><text:tab/>11000000 10101000 00100010 00010110</text:p>
      <text:p text:style-name="P5">AND</text:p>
      <text:p text:style-name="P5"><text:s text:c="4"/><text:tab/>11111111 <text:s/>11111111 <text:s/>11111100 <text:s/>00000000</text:p>
      <text:p text:style-name="P5">We get</text:p>
      <text:p text:style-name="P5"><text:tab/></text:p>
      <text:p text:style-name="P5"><text:tab/>11000000 10101000 00100000 00000000 = 192.168.32.0 <text:span text:style-name="T4">(Network IP address).</text:span></text:p>
      <text:p text:style-name="P6">5. <text:span text:style-name="T5">There are 10 bits that are 0 in the subnet mask. So 2^10 = 1024 hosts. Then</text:span></text:p>
      <text:p text:style-name="P6"><text:tab/><text:span text:style-name="T5">192.168.32.1 – 192.168.32.255</text:span></text:p>
      <text:p text:style-name="P7"><text:tab/><text:span text:style-name="T5">192.168.33.0 – 192.168.33.255</text:span></text:p>
      <text:p text:style-name="P7"><text:tab/><text:span text:style-name="T5">192.168.34.0 – 192.168.34.255</text:span></text:p>
      <text:p text:style-name="P7"><text:tab/><text:span text:style-name="T5">192.168.35.0 – 192.168.35.254</text:span></text:p>
      <text:p text:style-name="P8">~1024 hosts according to the IP addresses above. So 192.168.35.255 is the broadcast address.</text:p>
      <text:p text:style-name="P9">Broadcast address in</text:p>
      <text:p text:style-name="P9"><text:tab/>decimal <text:span text:style-name="T6">notation</text:span>: 192.168.35.255</text:p>
      <text:p text:style-name="P9"><text:tab/>binary <text:span text:style-name="T6">notation</text:span>: <text:s text:c="3"/><text:span text:style-name="T6">1</text:span>1000000 10101000 00100011 11111111</text:p>
      <text:p text:style-name="P9"/>
      <text:p text:style-name="P10">6. <text:span text:style-name="T7">2^10-2 = 1022 IP numbers are available which means this much different machines can be connected.</text:span></text:p>
      <text:p text:style-name="P11"/>
      <text:p text:style-name="P11">7. From settings one can find that the IP address of default router is <text:span text:style-name="T8">192.168.35.254 (in my case).</text:span></text:p>
      <text:p text:style-name="P12">8. <text:span text:style-name="T9">Loopback (lo): inet address=127.0.0.1</text:span></text:p>
      <text:p text:style-name="P14"><text:span text:style-name="T10">9. That is your own local machine who answers to the command &lt;</text:span>ping 127.65.43.21<text:span text:style-name="T10">&gt;</text:span>.</text:p>
      <text:p text:style-name="P13">10. <text:span text:style-name="T11">11111111 00000000 00000000 00000000 (A network class)</text:span></text:p>
      <text:p text:style-name="P13"><text:tab/><text:span text:style-name="T11">2^24-2 IP numbers which means my machine has this much IP numbers that can be used for <text:tab/>loopback.</text:span></text:p>
      <text:p text:style-name="P13"/>
      <text:p text:style-name="P50">3. Using the ping command</text:p>
      <text:p text:style-name="P15">1. Typing &lt;ping your IP address&gt; <text:s/><text:span text:style-name="T43">ICMP requests will be sent to local hosts. O</text:span>ne <text:span text:style-name="T44">also </text:span>gets the number of bytes <text:span text:style-name="T45">and packets </text:span>transmitted <text:span text:style-name="T45">or received</text:span>, <text:span text:style-name="T46">for each packet there’s a certain time for transmission + coming back.</text:span></text:p>
      <text:p text:style-name="P15">2. <text:span text:style-name="T47">There are some options that could be useful while using ping command:</text:span></text:p>
      <text:p text:style-name="P15"><text:tab/>-<text:span text:style-name="T48">i: to increase/decrease time interval between 2 consecutive pings</text:span></text:p>
      <text:p text:style-name="P15"><text:tab/>-<text:span text:style-name="T48">s: or changing packet size</text:span></text:p>
      <text:p text:style-name="P15"><text:tab/>-<text:span text:style-name="T48">c: set ping to send a concrete number of packets</text:span></text:p>
      <text:p text:style-name="P15"><text:tab/>-<text:span text:style-name="T48">w: set ping timeout, etc.</text:span></text:p>
      <text:p text:style-name="P15"/>
      <text:p text:style-name="P51">4. Other workstations</text:p>
      <text:p text:style-name="P16">1. <text:span text:style-name="T12">Type “host </text:span><text:a xlink:type="simple" xlink:href="http://www.ufaz.az/" text:style-name="Internet_20_link" text:visited-style-name="Visited_20_Internet_20_Link"><text:span text:style-name="T12">www.ufaz.az</text:span></text:a><text:span text:style-name="T12">”. One can get 128.199.45.141 which is the IP number of the University web server.</text:span></text:p>
      <text:p text:style-name="P17"><text:soft-page-break/>2. Type “host moodle.unistra.fr”. One can get 130.79.225.12 <text:span text:style-name="T49">which is the IP number of moodle server.</text:span></text:p>
      <text:p text:style-name="P19"><text:span text:style-name="T12">3. wiki-litis.insa-rouen.fr is the name of </text:span>the machine whose IP number is 194.254.17.24.</text:p>
      <text:p text:style-name="P18">4. <text:s/>Type “host <text:span text:style-name="T13">www.insa-rouen</text:span>.fr”. One can get <text:span text:style-name="T13">193.49.10.214 for this machine.</text:span></text:p>
      <text:p text:style-name="P20"/>
      <text:p text:style-name="P52">5. Local network</text:p>
      <text:p text:style-name="P21">1. arp -a: Ethernet addresses that have been used by your computer. Besides arp displays the contents of a protocol table (MAC, IP addresses).</text:p>
      <text:p text:style-name="P21">2. arp -a &lt;IP address in decimal notation&gt;. The same as 5.1, but used for specified host.</text:p>
      <text:p text:style-name="P22"><text:span text:style-name="T14">3. ping &lt;</text:span>the same IP address used in 5.2&gt;. <text:span text:style-name="T15">We realize that now it appears in arp table, even if it wasn’t there before. Note: Changing arp table is dangerous!</text:span></text:p>
      <text:p text:style-name="P23">4. <text:span text:style-name="T16">ping &lt;broadcast address&gt; Contrarily to 5.3 now it will send packets to all the computers in LAN. 5. So there will be many IP addresses in arp table this time which are added after the command in</text:span></text:p>
      <text:p text:style-name="P25"><text:s text:c="4"/>5.4.</text:p>
      <text:p text:style-name="P24">6. <text:span text:style-name="T17">Yes, the 2 first numbers (192.168.) are the same as they belong to the same LAN. Besides they have common interfaces.</text:span></text:p>
      <text:p text:style-name="P26"/>
      <text:p text:style-name="P28"><text:span text:style-name="T37">6. </text:span><text:span text:style-name="T36">Use of traceroute</text:span></text:p>
      <text:p text:style-name="P56">1. Tracing the route from my station to www2.insa-st<text:span text:style-name="T50">ra</text:span>sbourg.fr: <text:span text:style-name="T50">There are 30 intermediaries.</text:span></text:p>
      <text:p text:style-name="P57">2. <text:span text:style-name="T51">Tracing the route from my station to “</text:span><text:a xlink:type="simple" xlink:href="http://www.coria.fr/" text:style-name="Internet_20_link" text:visited-style-name="Visited_20_Internet_20_Link"><text:span text:style-name="T51">www.coria.fr</text:span></text:a><text:span text:style-name="T51">”:</text:span></text:p>
      <text:p text:style-name="P58">traceroute to www.coria.fr (195.83.86.2), 30 hops max, 60 byte packets</text:p>
      <text:p text:style-name="P58"><text:s/><text:tab/>1 <text:s/>XiaoQiang (192.168.31.1) <text:s/>7.081 ms <text:s/>12.653 ms <text:s/>14.768 ms</text:p>
      <text:p text:style-name="P58"><text:s/><text:tab/>2 <text:s/>* 10.128.36.1 (10.128.36.1) <text:s/>31.660 ms <text:s/>34.900 ms</text:p>
      <text:p text:style-name="P58"><text:s/><text:tab/>3 <text:s/>host-149.255.155.133.katv1.net (149.255.155.133) <text:s/>40.771 ms * <text:s/>48.198 ms</text:p>
      <text:p text:style-name="P58"><text:s/><text:tab/>4 <text:s/>100.127.1.9 (100.127.1.9) <text:s/>52.385 ms * *</text:p>
      <text:p text:style-name="P58"><text:s/><text:tab/>5 <text:s/>109.235.198.253 (109.235.198.253) <text:s/>55.787 ms <text:s/>59.562 ms *</text:p>
      <text:p text:style-name="P58"><text:s/><text:tab/>6 <text:s/>10.240.0.34 (10.240.0.34) <text:s/>81.918 ms * <text:s/>33.723 ms</text:p>
      <text:p text:style-name="P58"><text:s/><text:tab/>7 <text:s/>as57463.0.183.netix.net (193.218.0.183) <text:s/>174.985 ms <text:s/>175.867 ms <text:s/>176.770 ms</text:p>
      <text:p text:style-name="P58"><text:s/><text:tab/>8 <text:s/>renater.equinix-ix.fr (195.42.145.38) <text:s/>96.853 ms <text:s/>97.743 ms <text:s/>98.786 ms</text:p>
      <text:p text:style-name="P58"><text:s/><text:tab/>9 <text:s/>193.51.180.44 (193.51.180.44) <text:s/>128.719 ms 193.51.180.42 (193.51.180.42) <text:s/>130.067 ms x<text:tab/> <text:s text:c="4"/>e0-0-1-paris1-rtr-131.noc.renater.fr (193.51.177.10) <text:s/>135.641 ms</text:p>
      <text:p text:style-name="P58"><text:tab/>10 <text:s/>te4-2-rouen-rtr-021.noc.renater.fr (193.51.177.31) <text:s/>119.484 ms <text:s/>132.045 ms <text:s/>133.051 ms</text:p>
      <text:p text:style-name="P59"><text:tab/>11 <text:s/>syrhano-vl3201-te4-3-rouen-rtr-021.noc.renater.fr (193.51.184.129) <text:s/>133.858 ms <text:s/><text:tab/></text:p>
      <text:p text:style-name="P59"><text:s text:c="17"/>105.586 ms <text:s/>106.271 ms</text:p>
      <text:p text:style-name="P58"><text:tab/>12 <text:s/>coria-s3ser.syrhano.net (193.48.154.174) <text:s/>93.663 ms <text:s/>93.870 ms <text:s/>95.131 ms</text:p>
      <text:p text:style-name="P58"><text:tab/>13 <text:s/>* * *</text:p>
      <text:p text:style-name="P58"><text:tab/>14 <text:s/>* * *</text:p>
      <text:p text:style-name="P58"><text:tab/>15 <text:s/>* * *</text:p>
      <text:p text:style-name="P58"><text:tab/>16 <text:s/>* * *</text:p>
      <text:p text:style-name="P58"><text:tab/>17 <text:s/>* * *</text:p>
      <text:p text:style-name="P58"><text:tab/>18 <text:s/>* * *</text:p>
      <text:p text:style-name="P58"><text:tab/>19 <text:s/>* * *</text:p>
      <text:p text:style-name="P58"><text:tab/>20 <text:s/>* * *</text:p>
      <text:p text:style-name="P58"><text:tab/>21 <text:s/>* * *</text:p>
      <text:p text:style-name="P58"><text:tab/>22 <text:s/>* * *</text:p>
      <text:p text:style-name="P58"><text:tab/>23 <text:s/>* * *</text:p>
      <text:p text:style-name="P58"><text:tab/>24 <text:s/>* * *</text:p>
      <text:p text:style-name="P58"><text:tab/>25 <text:s/>* * *</text:p>
      <text:p text:style-name="P58"><text:tab/>26 <text:s/>* * *</text:p>
      <text:p text:style-name="P58"><text:tab/>27 <text:s/>* * *</text:p>
      <text:p text:style-name="P58"><text:tab/>28 <text:s/>* * *</text:p>
      <text:p text:style-name="P58"><text:tab/>29 <text:s/>* * *</text:p>
      <text:p text:style-name="P58"><text:soft-page-break/><text:tab/>30 <text:s/>* * *</text:p>
      <text:p text:style-name="P58"/>
      <text:p text:style-name="P58">3. Tracing the route from my station to “www.club-internet.fr”:</text:p>
      <text:p text:style-name="P61"><text:tab/>traceroute to www.club-internet.fr (80.125.163.172), 30 hops max, 60 byte packets</text:p>
      <text:p text:style-name="P61"><text:tab/>1 <text:s/>XiaoQiang (192.168.31.1) <text:s/>2.235 ms <text:s/>3.438 ms <text:s/>8.992 ms</text:p>
      <text:p text:style-name="P61"><text:tab/>2 <text:s/>10.128.36.1 (10.128.36.1) <text:s/>178.865 ms <text:s/>180.219 ms <text:s/>181.616 ms</text:p>
      <text:p text:style-name="P61"><text:tab/>3 <text:s/>host-149.255.155.133.katv1.net (149.255.155.133) <text:s/>182.847 ms <text:s/>188.091 ms <text:s/>189.397 ms</text:p>
      <text:p text:style-name="P61"><text:tab/>4 <text:s/>100.127.1.9 (100.127.1.9) <text:s/>192.051 ms * *</text:p>
      <text:p text:style-name="P61"><text:tab/>5 <text:s/>109.235.198.253 (109.235.198.253) <text:s/>195.497 ms <text:s/>196.822 ms <text:s/>203.768 ms</text:p>
      <text:p text:style-name="P61"><text:s/><text:tab/>6 <text:s/>10.240.0.34 (10.240.0.34) <text:s/>205.830 ms <text:s/>223.783 ms *</text:p>
      <text:p text:style-name="P61"><text:s/><text:tab/>7 <text:s/>* * *</text:p>
      <text:p text:style-name="P61"><text:s/><text:tab/>8 <text:s/>* * *</text:p>
      <text:p text:style-name="P61"><text:s/><text:tab/>9 <text:s/>* * *</text:p>
      <text:p text:style-name="P61"><text:tab/>10 <text:s/>* * *</text:p>
      <text:p text:style-name="P61"><text:tab/>11 <text:s/>* 202.13.6.109.rev.sfr.net (109.6.13.202) <text:s/>162.831 ms <text:s/>169.040 ms</text:p>
      <text:p text:style-name="P62"><text:s text:c="4"/>We observe that gates <text:span text:style-name="T52">from 7 to 10 hops away. Probably they don’t send ICMP messages.</text:span></text:p>
      <text:p text:style-name="P63">4. Tracing the route from my station <text:span text:style-name="T53">to “</text:span><text:a xlink:type="simple" xlink:href="http://www.sfr.fr/" text:style-name="Internet_20_link" text:visited-style-name="Visited_20_Internet_20_Link"><text:span text:style-name="T53">www.sfr.fr</text:span></text:a><text:span text:style-name="T53">”:</text:span></text:p>
      <text:p text:style-name="P64"><text:tab/><text:span text:style-name="T54">cbv3-co-4.gaoland.net (80.81.193.201)</text:span></text:p>
      <text:p text:style-name="P65">5. Tracing the route from my station to “<text:a xlink:type="simple" xlink:href="http://www.free.fr/" text:style-name="Internet_20_link" text:visited-style-name="Visited_20_Internet_20_Link">www.free.fr</text:a>”:</text:p>
      <text:p text:style-name="P66"><text:tab/><text:span text:style-name="T55">decix.proxad.net (80.81.192.223)</text:span></text:p>
      <text:p text:style-name="P67">6. <text:span text:style-name="T56">Switzerland</text:span></text:p>
      <text:p text:style-name="P68">7. In traceroute for “dns1.geis.co.jp” <text:span text:style-name="T57">we observed:</text:span></text:p>
      <text:p text:style-name="P69"><text:tab/><text:span text:style-name="T57">4.53.212.94 (4.53.212.94) <text:s/>363.811 ms <text:s/>365.519 ms ae-1-2.ear1.SanJose3.Level3.net</text:span></text:p>
      <text:p text:style-name="P70"><text:tab/>which means most probably access happens through <text:span text:style-name="T59">USA</text:span>.</text:p>
      <text:p text:style-name="P70">8. <text:span text:style-name="T58">In traceroute for “travel.mos.ru”: we observed that Russia passes an access by itself.</text:span></text:p>
      <text:p text:style-name="P71">9. <text:span text:style-name="T58">In traceroute for “</text:span><text:a xlink:type="simple" xlink:href="http://www.azedunet.az/" text:style-name="Internet_20_link" text:visited-style-name="Visited_20_Internet_20_Link"><text:span text:style-name="T58">www.azedunet.az</text:span></text:a><text:span text:style-name="T58">” we observed that Azerbaidjan passes an access by itself.</text:span></text:p>
      <text:p text:style-name="P72">10. <text:span text:style-name="T58">In traceroute for “</text:span><text:a xlink:type="simple" xlink:href="http://www.ebeijing.gov.cn/" text:style-name="Internet_20_link" text:visited-style-name="Visited_20_Internet_20_Link">www.ebeijing.gov.cn</text:a><text:span text:style-name="T58">”: China gets this access through Russia (83.169.204.50).</text:span></text:p>
      <text:p text:style-name="P74">11. <text:span text:style-name="T58">In traceroute for “</text:span><text:a xlink:type="simple" xlink:href="http://www.president.ir/" text:style-name="Internet_20_link" text:visited-style-name="Visited_20_Internet_20_Link">www.president.ir</text:a><text:span text:style-name="T58">”: Iran gets this access through France</text:span></text:p>
      <text:p text:style-name="P83"><text:s text:c="6"/>(tic4.gw.opentransit.net)</text:p>
      <text:p text:style-name="P73">12. Spain</text:p>
      <text:p text:style-name="P76"><text:span text:style-name="T63">NOTE</text:span>: <text:span text:style-name="T60">The results </text:span><text:span text:style-name="T61">in this section </text:span><text:span text:style-name="T60">could be slightly different than actual answers </text:span><text:span text:style-name="T62">due to some problems in testing with traceroute.</text:span></text:p>
      <text:p text:style-name="P75"/>
      <text:p text:style-name="P53">7. <text:span text:style-name="T18">Routing</text:span></text:p>
      <text:p text:style-name="P77">1. Tested!</text:p>
      <text:p text:style-name="P47"><text:span text:style-name="T19">2. </text:span><text:a xlink:type="simple" xlink:href="http://iplookup.flagfox.net/" text:style-name="Internet_20_link" text:visited-style-name="Visited_20_Internet_20_Link">http://iplookup.flagfox.net/</text:a>. <text:span text:style-name="T20">This site helps to determine the location of servers just writing the hostname or IP address. For ex, typing </text:span><text:a xlink:type="simple" xlink:href="http://www.ufaz.az/" text:style-name="Internet_20_link" text:visited-style-name="Visited_20_Internet_20_Link"><text:span text:style-name="T20">www.ufaz.az</text:span></text:a><text:span text:style-name="T20"> in search box it will point to Netherlands.</text:span></text:p>
      <text:p text:style-name="P29">3. <text:span text:style-name="T21">netstat -h command provides usage (help option) to use it for examining the routing tables.</text:span></text:p>
      <text:p text:style-name="P30">4. <text:tab/><text:span text:style-name="T64">netstat -r</text:span><text:span text:style-name="T22">: displays kernel routing tables</text:span></text:p>
      <text:p text:style-name="P31"><text:tab/>Kernel IP routing table</text:p>
      <text:p text:style-name="P31"><text:tab/>Destination <text:s text:c="4"/>Gateway <text:s text:c="8"/>Genmask <text:s text:c="8"/>Flags <text:s text:c="2"/>MSS Window <text:s/>irtt Iface</text:p>
      <text:p text:style-name="P31"><text:tab/>default <text:s text:c="8"/>192.168.35.254 <text:s/>0.0.0.0 <text:s text:c="8"/>UG <text:s text:c="7"/>0 0 <text:s text:c="9"/>0 enp1s0</text:p>
      <text:p text:style-name="P31"><text:tab/>link-local <text:s text:c="5"/>* <text:s text:c="14"/>255.255.0.0 <text:s text:c="4"/>U <text:s text:c="8"/>0 0 <text:s text:c="9"/>0 enp1s0</text:p>
      <text:p text:style-name="P31"><text:tab/>192.168.32.0 <text:s text:c="3"/>* <text:s text:c="14"/>255.255.252.0 <text:s text:c="2"/>U <text:s text:c="8"/>0 0 <text:s text:c="9"/>0 enp1s0</text:p>
      <text:p text:style-name="P32"><text:tab/><text:span text:style-name="T73">netstat -i</text:span>: Display a table of all network interfaces</text:p>
      <text:p text:style-name="P33"><text:tab/>Kernel Interface table</text:p>
      <text:p text:style-name="P33"><text:tab/>Iface <text:s text:c="2"/>MTU Met <text:s text:c="2"/>RX-OK RX-ERR RX-DRP RX-OVR <text:s text:c="3"/>TX-OK TX-ERR TX-DRP TX-<text:tab/>OVR Flg</text:p>
      <text:p text:style-name="P33"><text:tab/>enp1s0 <text:s text:c="4"/>1500 0 <text:s text:c="3"/>344566 <text:s text:c="5"/>0 <text:s text:c="5"/>2 0 <text:s text:c="8"/>65663 <text:s text:c="5"/>0 <text:s text:c="5"/>0 <text:s text:c="5"/>0 <text:s/>BMRU</text:p>
      <text:p text:style-name="P33"><text:tab/>lo <text:s text:c="7"/>65536 0 <text:s text:c="6"/>918 <text:s text:c="5"/>0 <text:s text:c="5"/>0 0 <text:s text:c="19"/>918 <text:s text:c="5"/>0 <text:s text:c="5"/>0 <text:s text:c="4"/>0 <text:s/>LRU</text:p>
      <text:p text:style-name="P32"><text:tab/><text:span text:style-name="T73">netstat -e</text:span>: display additional information (extend).</text:p>
      <text:p text:style-name="P30"/>
      <text:p text:style-name="P30"><text:soft-page-break/></text:p>
      <text:p text:style-name="P30"/>
      <text:p text:style-name="P55">7. Use of a “Looking glass”</text:p>
      <text:p text:style-name="P60">We took two places one in USA and one in France and <text:span text:style-name="T66">made</text:span> <text:span text:style-name="T66">traceroute from one to the other. We observed that the traceroutes are “symmetrical”.</text:span></text:p>
      <text:p text:style-name="P34"/>
      <text:p text:style-name="P54">8. Using the DNS</text:p>
      <text:p text:style-name="P35">1. nslookup user-Veriton-X2640G. <text:span text:style-name="T23">We get:</text:span></text:p>
      <text:p text:style-name="P36"><text:tab/>Server:<text:tab/><text:tab/>127.0.1.1</text:p>
      <text:p text:style-name="P36"><text:tab/>Address:<text:tab/>127.0.1.1#53</text:p>
      <text:p text:style-name="P36"/>
      <text:p text:style-name="P36"><text:tab/>** server can't find user-Veriton-X2640G: SERVFAIL</text:p>
      <text:p text:style-name="P37">2.</text:p>
      <text:p text:style-name="P37"><text:tab/><text:span text:style-name="T24">a. </text:span><text:span text:style-name="T38">Locally.</text:span><text:span text:style-name="T24"> Type &lt;nslookup </text:span><text:a xlink:type="simple" xlink:href="http://www.ufaz.az/" text:style-name="Internet_20_link" text:visited-style-name="Visited_20_Internet_20_Link"><text:span text:style-name="T24">www.ufaz.az</text:span></text:a><text:span text:style-name="T24">&gt; in terminal. The result:</text:span></text:p>
      <text:p text:style-name="P35"><text:tab/><text:tab/><text:span text:style-name="T25">Server:<text:tab/><text:tab/>127.0.1.1</text:span></text:p>
      <text:p text:style-name="P38"><text:tab/><text:tab/>Address:<text:tab/>127.0.1.1#53</text:p>
      <text:p text:style-name="P38"><text:tab/></text:p>
      <text:p text:style-name="P38"><text:tab/><text:tab/>Name:<text:tab/>www.ufaz.az</text:p>
      <text:p text:style-name="P38"><text:tab/><text:tab/>Address: 128.199.45.141</text:p>
      <text:p text:style-name="P38"><text:tab/> <text:s text:c="3"/>For finding the secondary name server just type &lt;nslookup ufaz.az&gt;. The result:</text:p>
      <text:p text:style-name="P38"><text:tab/><text:tab/><text:span text:style-name="T26">Server:<text:tab/><text:tab/>127.0.1.1</text:span></text:p>
      <text:p text:style-name="P39"><text:tab/><text:tab/>Address:<text:tab/>127.0.1.1#53</text:p>
      <text:p text:style-name="P39"/>
      <text:p text:style-name="P39"><text:tab/><text:tab/>Name:<text:tab/>ufaz.az</text:p>
      <text:p text:style-name="P39"><text:tab/><text:tab/>Address: 192.168.3.1</text:p>
      <text:p text:style-name="P39"><text:tab/><text:tab/>Name:<text:tab/>ufaz.az</text:p>
      <text:p text:style-name="P39"><text:tab/><text:tab/>Address: 128.199.45.141</text:p>
      <text:p text:style-name="P39"><text:tab/><text:tab/>Name:<text:tab/>ufaz.az</text:p>
      <text:p text:style-name="P39"><text:tab/><text:tab/>Address: 192.168.3.2</text:p>
      <text:p text:style-name="P39"><text:tab/><text:tab/><text:span text:style-name="T27">So the second IP address</text:span> 128.199.45.141 <text:span text:style-name="T27">is primary (as it was before), whereas <text:tab/><text:tab/>the other IP addresses are secondary ones.<text:line-break/><text:tab/>b. </text:span><text:span text:style-name="T39">Remote search</text:span><text:span text:style-name="T27">. It is useful to use the command &lt;nslookup -type=any insa-rouen.fr&gt; which will show a lot of info (like e-mail addresses of managers, do) about the server. As a result we got the following:</text:span></text:p>
      <text:p text:style-name="P40"><text:tab/>Server:<text:tab/><text:tab/>127.0.1.1</text:p>
      <text:p text:style-name="P40"><text:tab/>Address:<text:tab/>127.0.1.1#53</text:p>
      <text:p text:style-name="P40"/>
      <text:p text:style-name="P40"><text:tab/>Non-authoritative answer:<text:tab/></text:p>
      <text:p text:style-name="P40"><text:tab/>Name:<text:tab/>insa-rouen.fr</text:p>
      <text:p text:style-name="P40"><text:tab/>Address: 193.49.10.214</text:p>
      <text:p text:style-name="P47"><text:span text:style-name="T28"><text:tab/>insa-rouen.fr<text:tab/>nameserver = regimr.insa-rouen.fr.</text:span>-- xaliq agakerimov</text:p>
      <text:p text:style-name="P40"><text:tab/>insa-rouen.fr<text:tab/>nameserver = ns.insa-rouen.fr.</text:p>
      <text:p text:style-name="P40"><text:tab/>insa-rouen.fr<text:tab/>nameserver = ns.crihan.fr.</text:p>
      <text:p text:style-name="P40"><text:tab/>insa-rouen.fr</text:p>
      <text:p text:style-name="P40"><text:tab/><text:tab/>origin = ns.insa-rouen.fr</text:p>
      <text:p text:style-name="P40"><text:tab/><text:tab/>mail addr = empty.empty</text:p>
      <text:p text:style-name="P40"><text:tab/><text:tab/>serial = 7849</text:p>
      <text:p text:style-name="P40"><text:tab/><text:tab/>refresh = 3600</text:p>
      <text:p text:style-name="P40"><text:tab/><text:tab/>retry = 600</text:p>
      <text:p text:style-name="P40"><text:tab/><text:tab/>expire = 1209600</text:p>
      <text:p text:style-name="P40"><text:tab/><text:tab/>minimum = 3600</text:p>
      <text:p text:style-name="P40"><text:tab/>insa-rouen.fr<text:tab/>mail exchanger = 4 b-mx-insar.relay.syrhano.net.</text:p>
      <text:p text:style-name="P40"><text:soft-page-break/><text:tab/>insa-rouen.fr<text:tab/>mail exchanger = 4 a-mx-insar.relay.syrhano.net.</text:p>
      <text:p text:style-name="P40"><text:tab/>insa-rouen.fr<text:tab/>text = "MS=2AB7DF322D24ADCF0C0C2A9CFB11BD7ABDF0EC9D"</text:p>
      <text:p text:style-name="P40"><text:tab/>insa-rouen.fr<text:tab/>text = "v=spf1 include:criann.fr ip4:193.49.10.114 ip4:193.49.10.54<text:tab/> <text:tab/>ip4:134.214.182.44 ~all"</text:p>
      <text:p text:style-name="P40"><text:tab/></text:p>
      <text:p text:style-name="P40"><text:tab/>Authoritative answers can be found from:</text:p>
      <text:p text:style-name="P40"><text:tab/>regimr.insa-rouen.fr<text:tab/>internet address = 193.49.10.1</text:p>
      <text:p text:style-name="P40"><text:tab/>ns.insa-rouen.fr<text:tab/>internet address = 194.254.19.131</text:p>
      <text:p text:style-name="P40"><text:tab/>ns.crihan.fr<text:tab/>internet address = 195.221.20.10</text:p>
      <text:p text:style-name="P40"><text:tab/>ns.crihan.fr<text:tab/>has AAAA address 2001:660:7401:201::10</text:p>
      <text:p text:style-name="P40"><text:tab/>b-mx-insar.relay.syrhano.net<text:tab/>internet address = 193.52.218.39<text:tab/></text:p>
      <text:p text:style-name="P40"><text:tab/>a-mx-insar.relay.syrhano.net<text:tab/>internet address = 193.52.218.29</text:p>
      <text:p text:style-name="P47"><text:span text:style-name="T69">where one can find </text:span><text:span text:style-name="T67">primary </text:span><text:span text:style-name="T68">(</text:span><text:span text:style-name="T67">name server of the</text:span></text:p>
      <text:p text:style-name="P78">INSA Rouen Normandie domain, and the e-mail address of its manager; the</text:p>
      <text:p text:style-name="P78">secondary name servers of this domain, and the time limit of their data: the</text:p>
      <text:p text:style-name="P78">mail server of this domain (insa-rouen.fr)<text:span text:style-name="T29">).</text:span></text:p>
      <text:p text:style-name="P46"/>
      <text:p text:style-name="P80">c. <text:span text:style-name="T40">Remote search:</text:span></text:p>
      <text:p text:style-name="P80"><text:span text:style-name="T42"><text:s text:c="4"/></text:span><text:span text:style-name="T65">nslookup usa.gov</text:span><text:span text:style-name="T41">.</text:span><text:span text:style-name="T30"> Address: 54.85.132.205</text:span></text:p>
      <text:p text:style-name="P79"><text:s text:c="4"/><text:span text:style-name="T71">nslookup www.usa.gov:</text:span></text:p>
      <text:p text:style-name="P79"><text:tab/><text:span text:style-name="T70">Server:<text:tab/><text:tab/>127.0.1.1</text:span></text:p>
      <text:p text:style-name="P81"><text:tab/>Address:<text:tab/>127.0.1.1#53</text:p>
      <text:p text:style-name="P81"/>
      <text:p text:style-name="P81"><text:tab/>Non-authoritative answer:<text:tab/></text:p>
      <text:p text:style-name="P81"><text:tab/>www.usa.gov<text:tab/>canonical name = d3373zkzjyplpu.cloudfront.net.</text:p>
      <text:p text:style-name="P81"><text:tab/>Name:<text:tab/>d3373zkzjyplpu.cloudfront.net</text:p>
      <text:p text:style-name="P81"><text:tab/>Address: 52.222.163.70</text:p>
      <text:p text:style-name="P81"><text:tab/>Name:<text:tab/>d3373zkzjyplpu.cloudfront.net</text:p>
      <text:p text:style-name="P81"><text:tab/>Address: 52.222.163.48</text:p>
      <text:p text:style-name="P81"><text:tab/>Name:<text:tab/>d3373zkzjyplpu.cloudfront.net</text:p>
      <text:p text:style-name="P81"><text:tab/>Address: 52.222.163.206</text:p>
      <text:p text:style-name="P81"><text:tab/>Name:<text:tab/>d3373zkzjyplpu.cloudfront.net</text:p>
      <text:p text:style-name="P81"><text:tab/>Address: 52.222.163.167</text:p>
      <text:p text:style-name="P42"/>
      <text:p text:style-name="P42"><text:s text:c="3"/><text:span text:style-name="T31">nslookup </text:span><text:a xlink:type="simple" xlink:href="http://www.gouvernement.fr/" text:style-name="Internet_20_link" text:visited-style-name="Visited_20_Internet_20_Link"><text:span text:style-name="T31">gouvernement.fr</text:span></text:a><text:span text:style-name="T31">: Address=185.11.125.117</text:span></text:p>
      <text:p text:style-name="P42"><text:span text:style-name="T31"><text:s text:c="3"/>nslookup </text:span><text:a xlink:type="simple" xlink:href="http://www.gouvernement.fr/" text:style-name="Internet_20_link" text:visited-style-name="Visited_20_Internet_20_Link"><text:span text:style-name="T31">www.gouvernement.fr</text:span></text:a><text:span text:style-name="T31">: </text:span></text:p>
      <text:p text:style-name="P27"><text:tab/>Server:<text:tab/><text:tab/>127.0.1.1</text:p>
      <text:p text:style-name="P27"><text:tab/>Address:<text:tab/>127.0.1.1#53</text:p>
      <text:p text:style-name="P27"><text:tab/></text:p>
      <text:p text:style-name="P27"><text:tab/>Non-authoritative answer:<text:tab/></text:p>
      <text:p text:style-name="P27"><text:tab/>www.gouvernement.fr<text:tab/>canonical name = www.premier-ministre.gouv.fr.</text:p>
      <text:p text:style-name="P27"><text:tab/>www.premier-ministre.gouv.fr<text:tab/>canonical name = <text:tab/>sni.www.gouvernement.fr.c.footprint.net.</text:p>
      <text:p text:style-name="P27"><text:tab/>Name:<text:tab/>sni.www.gouvernement.fr.c.footprint.net</text:p>
      <text:p text:style-name="P27"><text:tab/>Address: 67.27.251.124</text:p>
      <text:p text:style-name="P27"><text:tab/>Name:<text:tab/>sni.www.gouvernement.fr.c.footprint.net</text:p>
      <text:p text:style-name="P27"><text:tab/>Address: 8.241.31.252</text:p>
      <text:p text:style-name="P27"><text:tab/>Name:<text:tab/>sni.www.gouvernement.fr.c.footprint.net</text:p>
      <text:p text:style-name="P27"><text:tab/>Address: 67.26.3.252</text:p>
      <text:p text:style-name="P41"><text:s text:c="4"/></text:p>
      <text:p text:style-name="P41"/>
      <text:p text:style-name="P41"/>
      <text:p text:style-name="P41"><text:soft-page-break/></text:p>
      <text:p text:style-name="P84"><text:s text:c="4"/></text:p>
      <text:p text:style-name="P45"><text:span text:style-name="T31"><text:s text:c="4"/>nslookup </text:span><text:a xlink:type="simple" xlink:href="http://www.gouvernement.fr/" text:style-name="Internet_20_link" text:visited-style-name="Visited_20_Internet_20_Link"><text:span text:style-name="T31">gouvernement.</text:span></text:a><text:span text:style-name="T31">nl: Address=195.193.5.236</text:span></text:p>
      <text:p text:style-name="P43"><text:span text:style-name="T31"><text:s text:c="4"/>nslookup </text:span><text:a xlink:type="simple" xlink:href="http://www.gouvernement.fr/" text:style-name="Internet_20_link" text:visited-style-name="Visited_20_Internet_20_Link"><text:span text:style-name="T31">www.gouvernement.fr</text:span></text:a><text:span text:style-name="T31">: </text:span></text:p>
      <text:p text:style-name="P44"><text:tab/><text:span text:style-name="T72">Server:<text:tab/><text:tab/>127.0.1.1</text:span></text:p>
      <text:p text:style-name="P82"><text:tab/>Address:<text:tab/>127.0.1.1#53</text:p>
      <text:p text:style-name="P82"/>
      <text:p text:style-name="P82"><text:tab/>Non-authoritative answer:</text:p>
      <text:p text:style-name="P82"><text:tab/>www.gouvernement.nl<text:tab/>canonical name = gouvernement.nl.</text:p>
      <text:p text:style-name="P82"><text:tab/>Name:<text:tab/>gouvernement.nl</text:p>
      <text:p text:style-name="P82"><text:tab/>Address: 195.193.5.236</text:p>
      <text:p text:style-name="P88">3. Using the &lt;dig -q *.suffix&gt; one can find answers to 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9:44:07.471199280</meta:creation-date>
    <dc:date>2019-05-04T23:36:30.545426621</dc:date>
    <meta:editing-duration>PT5H11M31S</meta:editing-duration>
    <meta:editing-cycles>108</meta:editing-cycles>
    <meta:generator>LibreOffice/5.1.6.2$Linux_X86_64 LibreOffice_project/10m0$Build-2</meta:generator>
    <meta:document-statistic meta:table-count="0" meta:image-count="0" meta:object-count="0" meta:page-count="6" meta:paragraph-count="227" meta:word-count="1488" meta:character-count="10806" meta:non-whitespace-character-count="8899"/>
  </office:meta>
</office:document-meta>
</file>